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3.032cm" style:use-optimal-column-width="false"/>
    </style:style>
    <style:style style:name="co2" style:family="table-column">
      <style:table-column-properties style:column-width="3.948cm" style:use-optimal-column-width="false"/>
    </style:style>
    <style:style style:name="co3" style:family="table-column">
      <style:table-column-properties style:column-width="3.179cm" style:use-optimal-column-width="false"/>
    </style:style>
    <style:style style:name="co4" style:family="table-column">
      <style:table-column-properties style:column-width="3.092cm" style:use-optimal-column-width="false"/>
    </style:style>
    <style:style style:name="co5" style:family="table-column">
      <style:table-column-properties style:column-width="2.982cm" style:use-optimal-column-width="false"/>
    </style:style>
    <style:style style:name="co6" style:family="table-column">
      <style:table-column-properties style:column-width="3.68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56cm"/>
    </style:style>
    <style:style style:name="ro3" style:family="table-row">
      <style:table-row-properties style:row-height="1.446cm"/>
    </style:style>
    <style:style style:name="ro4" style:family="table-row">
      <style:table-row-properties style:row-height="1.128cm"/>
    </style:style>
    <style:style style:name="ro5" style:family="table-row">
      <style:table-row-properties style:row-height="0.88cm"/>
    </style:style>
    <style:style style:name="ro6" style:family="table-row">
      <style:table-row-properties style:row-height="0.881cm"/>
    </style:style>
    <style:style style:name="ro7" style:family="table-row">
      <style:table-row-properties style:row-height="0.932cm"/>
    </style:style>
    <style:style style:name="ro8" style:family="table-row">
      <style:table-row-properties style:row-height="0.933cm"/>
    </style:style>
    <style:style style:name="ro9" style:family="table-row">
      <style:table-row-properties style:row-height="0.939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ce2" style:family="table-cell">
      <style:graphic-properties style:repeat="repeat"/>
      <style:text-properties fo:font-size="12pt" style:text-underline-style="solid" style:text-underline-width="auto" style:text-underline-color="font-color" style:font-size-asian="12pt" style:font-size-complex="12pt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.031cm" svg:height="6.558cm" svg:x="3.048cm" svg:y="2.84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Employee <text:s/>{</text:span></text:p>
              </table:table-cell>
            </table:table-row>
            <table:table-row table:style-name="ro1">
              <table:table-cell table:style-name="ce2">
                <text:p><text:span text:style-name="T2">ID</text:span></text:p>
              </table:table-cell>
            </table:table-row>
            <table:table-row table:style-name="ro1">
              <table:table-cell table:style-name="ce1">
                <text:p><text:span text:style-name="T1">fname</text:span></text:p>
              </table:table-cell>
            </table:table-row>
            <table:table-row table:style-name="ro1">
              <table:table-cell table:style-name="ce1">
                <text:p><text:span text:style-name="T1">lname</text:span></text:p>
              </table:table-cell>
            </table:table-row>
            <table:table-row table:style-name="ro1">
              <table:table-cell table:style-name="ce1">
                <text:p><text:span text:style-name="T1">dept </text:span></text:p>
              </table:table-cell>
            </table:table-row>
            <table:table-row table:style-name="ro1">
              <table:table-cell table:style-name="ce1">
                <text:p><text:span text:style-name="T1">job <text:s text:c="4"/>}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947cm" svg:height="2.867cm" svg:x="9.117cm" svg:y="3.145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><text:span text:style-name="T1">Emp_Access {</text:span></text:p>
              </table:table-cell>
            </table:table-row>
            <table:table-row table:style-name="ro2">
              <table:table-cell table:style-name="ce2">
                <text:p><text:span text:style-name="T2">EID</text:span></text:p>
              </table:table-cell>
            </table:table-row>
            <table:table-row table:style-name="ro2">
              <table:table-cell table:style-name="ce1">
                <text:p><text:span text:style-name="T2">AID</text:span><text:span text:style-name="T1"> }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78cm" svg:height="4.334cm" svg:x="8.87cm" svg:y="8.476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1">
                <text:p><text:span text:style-name="T1">Access List {</text:span></text:p>
              </table:table-cell>
            </table:table-row>
            <table:table-row table:style-name="ro4">
              <table:table-cell table:style-name="ce2">
                <text:p><text:span text:style-name="T2">empID</text:span></text:p>
              </table:table-cell>
            </table:table-row>
            <table:table-row table:style-name="ro5">
              <table:table-cell table:style-name="ce1">
                <text:p><text:span text:style-name="T2">doorID</text:span></text:p>
              </table:table-cell>
            </table:table-row>
            <table:table-row table:style-name="ro6">
              <table:table-cell table:style-name="ce1">
                <text:p><text:span text:style-name="T2">access_time</text:span><text:span text:style-name="T1"> }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091cm" svg:height="2.796cm" svg:x="14.822cm" svg:y="13.41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1">
                <text:p><text:span text:style-name="T1">Department {</text:span></text:p>
              </table:table-cell>
            </table:table-row>
            <table:table-row table:style-name="ro7">
              <table:table-cell table:style-name="ce2">
                <text:p><text:span text:style-name="T2">ID</text:span></text:p>
              </table:table-cell>
            </table:table-row>
            <table:table-row table:style-name="ro8">
              <table:table-cell table:style-name="ce1">
                <text:p><text:span text:style-name="T3">depName</text:span><text:span text:style-name="T1"> <text:s text:c="3"/>} 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981cm" svg:height="3.751cm" svg:x="3.986cm" svg:y="10.083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><text:span text:style-name="T1">Door {</text:span></text:p>
              </table:table-cell>
            </table:table-row>
            <table:table-row table:style-name="ro1">
              <table:table-cell table:style-name="ce2">
                <text:p><text:span text:style-name="T2">ID</text:span></text:p>
              </table:table-cell>
            </table:table-row>
            <table:table-row table:style-name="ro9">
              <table:table-cell table:style-name="ce1">
                <text:p><text:span text:style-name="T1">doorName <text:s/></text:span></text:p>
              </table:table-cell>
            </table:table-row>
            <table:table-row table:style-name="ro9">
              <table:table-cell table:style-name="ce1">
                <text:p><text:span text:style-name="T1">reqAccess }</text:span>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1" draw:text-style-name="P1" draw:layer="layout" draw:line-skew="-6.231cm" svg:x1="2.155cm" svg:y1="6.928cm" svg:x2="14.593cm" svg:y2="14.809cm" svg:d="M2155 6928h-12v7881h12450" svg:viewBox="0 0 12451 7882">
          <text:p/>
        </draw:connector>
        <draw:connector draw:style-name="gr1" draw:text-style-name="P1" draw:layer="layout" svg:x1="8.744cm" svg:y1="4.403cm" svg:x2="6.312cm" svg:y2="4.126cm" svg:d="M8744 4403h-1216v-277h-1216" svg:viewBox="0 0 2433 278">
          <text:p/>
        </draw:connector>
        <draw:frame draw:style-name="standard" xml:id="id1" draw:id="id1" draw:layer="layout" svg:width="3.68cm" svg:height="2.81cm" svg:x="14.718cm" svg:y="2.767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1">
                <text:p><text:span text:style-name="T1">Access_Level {</text:span></text:p>
              </table:table-cell>
            </table:table-row>
            <table:table-row table:style-name="ro1">
              <table:table-cell table:style-name="ce2">
                <text:p><text:span text:style-name="T2">ID</text:span></text:p>
              </table:table-cell>
            </table:table-row>
            <table:table-row table:style-name="ro1">
              <table:table-cell table:style-name="ce1">
                <text:p><text:span text:style-name="T1">deptID <text:s/>}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1" draw:text-style-name="P1" draw:layer="layout" svg:x1="13.393cm" svg:y1="5.665cm" svg:x2="14.718cm" svg:y2="4.172cm" draw:end-shape="id1" draw:end-glue-point="3" svg:d="M13393 5665h412v-1493h913" svg:viewBox="0 0 1326 1494">
          <text:p/>
        </draw:connector>
        <draw:connector draw:style-name="gr1" draw:text-style-name="P1" draw:layer="layout" draw:line-skew="-2.726cm" svg:x1="8.497cm" svg:y1="10.068cm" svg:x2="6.528cm" svg:y2="4.495cm" svg:d="M8497 10068v-5512h-1969v-61" svg:viewBox="0 0 1970 5574">
          <text:p/>
        </draw:connector>
        <draw:line draw:style-name="gr2" draw:text-style-name="P1" draw:layer="layout" svg:x1="6.461cm" svg:y1="14.208cm" svg:x2="6.207cm" svg:y2="14.208cm">
          <text:p/>
        </draw:line>
        <draw:line draw:style-name="gr2" draw:text-style-name="P1" draw:layer="layout" svg:x1="2.524cm" svg:y1="6.969cm" svg:x2="2.143cm" svg:y2="6.969cm">
          <text:p/>
        </draw:line>
        <draw:connector draw:style-name="gr1" draw:text-style-name="P1" draw:layer="layout" draw:line-skew="3.482cm" svg:x1="7.235cm" svg:y1="13.362cm" svg:x2="14.718cm" svg:y2="4.172cm" draw:end-shape="id1" draw:end-glue-point="3" svg:d="M7235 13362h6973v-9190h510" svg:viewBox="0 0 7484 9191">
          <text:p/>
        </draw:connector>
        <draw:connector draw:style-name="gr1" draw:text-style-name="P1" draw:layer="layout" svg:x1="8.619cm" svg:y1="11.546cm" svg:x2="7.146cm" svg:y2="11.528cm" svg:d="M8619 11546h-736v-18h-737" svg:viewBox="0 0 1474 19">
          <text:p/>
        </draw:connector>
        <draw:connector draw:style-name="gr1" draw:text-style-name="P1" draw:layer="layout" draw:line-skew="4.903cm" svg:x1="19.117cm" svg:y1="4.913cm" svg:x2="18.177cm" svg:y2="14.713cm" svg:d="M19117 4913v9803h-940v-3" svg:viewBox="0 0 941 9804">
          <text:p/>
        </draw:connector>
        <draw:line draw:style-name="gr2" draw:text-style-name="P1" draw:layer="layout" svg:x1="18.653cm" svg:y1="4.937cm" svg:x2="19.034cm" svg:y2="4.9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21:06:44.636361000</meta:creation-date>
    <dc:date>2016-12-01T23:53:51.147273000</dc:date>
    <meta:editing-duration>PT53M41S</meta:editing-duration>
    <meta:editing-cycles>8</meta:editing-cycles>
    <meta:generator>LibreOffice/4.3.5.2$MacOSX_X86_64 LibreOffice_project/3a87456aaa6a95c63eea1c1b3201acedf0751bd5</meta:generator>
    <meta:document-statistic meta:object-count="16"/>
  </office:meta>
</office:document-meta>
</file>